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37f43" officeooo:paragraph-rsid="00037f43"/>
    </style:style>
    <style:style style:name="P2" style:family="paragraph" style:parent-style-name="Standard">
      <style:text-properties officeooo:paragraph-rsid="00037f43"/>
    </style:style>
    <style:style style:name="T1" style:family="text">
      <style:text-properties officeooo:rsid="00037f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wont be attending the yearly family christmas party. My reasoning. Its complicatedf. I uswed to day that its because my ocosuins are old. Which while true. My frustration was turned from their age to their views. They all refuse to wake up. Instead they contyinue to act like dependent mindless children. Constantly thrusting themselves from meaningingless materialistic ietm to the next. Its ridiculous. Now. Not to say mine is any differwent. Actually I am. Im awake. Ive been awake for a while now. My awakening began in late highschool. Lostness from post highsc hool. And acceptance in recent months. Devol;ping an actual plan to set my self free. See. Whenm I first started this whole tech space thing. I want awareof the opportunity it provides to free myself form the physical ens;lavement. Right. so. It all starts with income. so. Fuck taxes. so. There are 3 income taxes we need to avoid.</text:p>
      <text:p text:style-name="P1"/>
      <text:p text:style-name="P1">State Income Tax, State Payroll Tax, and State Sales Tax. Local sales tax will vary depending on where you decide to settle. So how do we get around these. Short answer. You cant. Sort of. Let me explain.</text:p>
      <text:p text:style-name="P1"/>
      <text:p text:style-name="P2"><text:span text:style-name="T1">First. We backtrack to your residancy. </text:span>Alaska <text:span text:style-name="T1">does not impose SIT, SPT or SST. This is the best state to live in to see the most income possible. Important to note that you will still be required to apy federal year end taxes. Sad but unless you don’t care about tax evaion go right ahead. Just goodluck. For the rest of us this is the best solution. Now. Onto income. First and formost. Remote. Or online buissness. Pick your poision. Now. With remote work. Nearly all employers are reverting to in office requirments. Sons of bitches. You can try your luck and possibly secure one but don’t be hopeful. Online buisness is nice but be prepared to work. And I mean work. 60+ hour weeks for sure. Regardless. The point is. You need to be able to make income from the comfort of anywhere. Now those of you who are observent have noticed I keep saying income and not a spesific number. Thats because it varys. Drastically. I can live off 2k a month. No vavations. No eating out. No sicail events. Loner kind of life. But you. Social event this. Eating out that. Hangouts here. Drink on weekends. You see my point. Now. This is the part of the guide that nearly everyone will leave. Because nobodycan actually follow through. Its over. Your current lifew. Friends family. Everything. Done. </text:span></text:p>
      <text:p text:style-name="P2"/>
      <text:p text:style-name="P1">True freedom is achived though sacrafise. Now. Yes. You could stay in your current situation. Bound by meaningless materialistc gains. or. Retrive your right to independent thought. The chopise is yours. I assuming if your still reading you actually want freedom. So ima explain that aspect. If you refuse click off and go read your latest persoanlized media poision of the day. Hopefully you actualy remember what you watched or read tomorrow. Dought it but goodluck. Now for the free thinkers. You have to leave them. Im not sorry. And I say this blunt. But you cant save them. I know. I know. Trust me. I wanted to as well. Let me explain breifly my pov so you understand my perspective on this. I achived freedom. I left my life. Friends. Family. All my items. Everything. I bought land in X, built an entire off gird complex. All the emenaties that I need. Nothing more nothing less. I have my 2 huskies and thats it. I have multiple online incomes proving me with stuipd amounts of money. I buy gold silver bitcoin and monero and kep the rest in cash. My location is nearly remote. There are a few other people who live near. Near as in miles away but still. 8 months later I return to my parents home. No warning. I bought my train ticket and temp bus card and made it home. My little brother greeted me at the door. Shocked at my arival. Yada yada. Hugs. What not. so. This is where it gets dark. I sat down my family. Explained to them the above. But in slightly more detail. Before I made the decsion to come see them I knew I needed to tell them accuate information but sque the details. I live in texas. Lie. I ahev a corperate job. Lie. I have friends. Lie. I have a girlfriend. Lie. Etc. you get eh point. Now. After telling them all this. I told them. I have an offer. I will set you free. But you need to trust me 100%. I told them its all legal. All withing complience. After much debate. We ened the night in a rageful sleep. The next morning I told them they have to decied. My time is valuable. I nmever intened to stay the night. I got weak infront of my family. Bassicaklly. They said no. each of them. I stood up from the table. Looked each of them In their eyes. Goodluck and walked out of the house. That was 33 years ago. </text:p>
      <text:p text:style-name="P1"><text:soft-page-break/>Try and save them. Please be my guest. But I learned something that day. You cant free a slave who no longer seeks freedom. I regret no doing more. Possibly even forcing them to commit. Or even setting them up secretly behind their backs. But again. You cant free slaves who no longer seek freedom. Returning to my compoiund I cried. Cried like never before. I ddi all this for myself. In an attempt to prove to them its possible. Only for them to spit in my face. The rage. Ic an still feel it. Anger twords mysdelf and them. Regardless thats behind me. Save them. Please. At least try. But if they refuse. Rememebr my quote.</text:p>
      <text:p text:style-name="P1"/>
      <text:p text:style-name="P1">Okay sob story over. Back to buissnes. </text:p>
      <text:p text:style-name="P1"/>
      <text:p text:style-name="P1">Icome, Taxes, Residancy, Technology, Transportation, Fo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1T11:26:07.041554896</meta:creation-date>
    <dc:date>2023-12-21T17:27:01.065881981</dc:date>
    <meta:editing-duration>PT6H54S</meta:editing-duration>
    <meta:editing-cycles>1</meta:editing-cycles>
    <meta:document-statistic meta:table-count="0" meta:image-count="0" meta:object-count="0" meta:page-count="2" meta:paragraph-count="7" meta:word-count="977" meta:character-count="5361" meta:non-whitespace-character-count="4388"/>
    <meta:generator>LibreOffice/7.5.9.2$Linux_X86_64 LibreOffice_project/50$Build-2</meta:generator>
  </office:meta>
</office:document-meta>
</file>